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center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2"/></text:p>
      <text:p text:style-name="P2"><text:span text:style-name="T3">1. How many total combinations are possible? Show the math along with the code!</text:span></text:p>
      <text:p text:style-name="P2"><text:span text:style-name="T4">1.Solution to the problem statement:</text:span></text:p>
      <text:list text:style-name="L3">
        <text:list-item>
          <text:p text:style-name="P3"><text:span text:style-name="T5">By mathematical formula it is easy to find the total combinations</text:span></text:p>
        </text:list-item>
      </text:list>
      <text:p text:style-name="P4"><text:span text:style-name="T5"><text:tab/><text:tab/>Total_Combinations = len(dice_A) * len(dice_B) </text:span></text:p>
      <text:p text:style-name="P4"><text:span text:style-name="T6">2. Code and Output Screenshots:</text:span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7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7"/></text:p>
      <text:p text:style-name="P5"><text:span text:style-name="T8">3. Explanation:</text:span></text:p>
      <text:list text:style-name="L6">
        <text:list-item>
          <text:p text:style-name="P6"><text:span text:style-name="T9">I used nested for loop to get all the possible combinations.</text:span></text:p>
        </text:list-item>
        <text:list-item>
          <text:p text:style-name="P6"><text:span text:style-name="T9">Appended the possible comabinations in the list named combinatons_matrix.</text:span></text:p>
        </text:list-item>
        <text:list-item>
          <text:p text:style-name="P6"><text:span text:style-name="T9">To get the total number combinations,I used len().</text:span></text:p>
        </text:list-item>
      </text:list>
      <text:p text:style-name="P7"><text:span text:style-name="T10"/></text:p>
      <text:p text:style-name="P7"><text:span text:style-name="T10"/></text:p>
      <text:p text:style-name="P7"><text:span text:style-name="T11">2. Calculate and display the distribution of all possible combinations that can be obtained when rolling both Die A and Die B together. Show the math along with the code!</text:span></text:p>
      <text:p text:style-name="P7"><text:span text:style-name="T11">Hint: 6 x 6 Matrix.</text:span></text:p>
      <text:p text:style-name="P7"><text:span text:style-name="T12">1. Solution to the problem statement:</text:span></text:p>
      <text:list text:style-name="L8">
        <text:list-item>
          <text:p text:style-name="P8"><text:span text:style-name="T13">I used traversing through the each value of the dice and appending the traversed combination to the new list.</text:span></text:p>
        </text:list-item>
      </text:list>
      <text:p text:style-name="P9"><text:span text:style-name="T14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5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5"/></text:p>
      <text:p text:style-name="P10"><text:span text:style-name="T16">3. Explanation:</text:span></text:p>
      <text:list text:style-name="L11">
        <text:list-item>
          <text:p text:style-name="P11"><text:span text:style-name="T17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7">After traversing through all combinations, To print the combinations ,<text:s text:c="2"/>I traversed through the combinations_matrix.</text:span></text:p>
        </text:list-item>
        <text:list-item>
          <text:p text:style-name="P11"><text:span text:style-name="T17">For every traversing, I printed the combination to get<text:s text:c="2"/>all the combinations in the output.</text:span></text:p>
        </text:list-item>
      </text:list>
      <text:p text:style-name="P12"><text:span text:style-name="T18"/></text:p>
      <text:p text:style-name="P12"><text:span text:style-name="T19">3. Calculate the Probability of all Possible Sums occurring among the number of combinations from (2).</text:span></text:p>
      <text:p text:style-name="P12"><text:span text:style-name="T19">Example: P(Sum = 2) = 1/X as there is only one combination possible to obtain Sum = 2. Die A = Die B = 1</text:span></text:p>
      <text:p text:style-name="P12"><text:span text:style-name="T20"/></text:p>
      <text:p text:style-name="P12"><text:span text:style-name="T21">1. Solution to the problem statement:</text:span></text:p>
      <text:list text:style-name="L13">
        <text:list-item>
          <text:p text:style-name="P13"><text:span text:style-name="T22">To the get the sum of combinations, I add the numbers of each combination and count the occurene of each sum.</text:span></text:p>
        </text:list-item>
        <text:list-item>
          <text:p text:style-name="P13"><text:span text:style-name="T22">To get the probability of each sum, I follow the below math </text:span></text:p>
        </text:list-item>
      </text:list>
      <text:p text:style-name="P14"><text:span text:style-name="T23"><text:tab/></text:span><text:span text:style-name="T24">Probability = count of sum occurence / Total no.of combinations</text:span></text:p>
      <text:p text:style-name="P14"><text:span text:style-name="T25"/></text:p>
      <text:p text:style-name="P14"><text:span text:style-name="T26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7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7"/></text:p>
      <text:p text:style-name="P15"><text:span text:style-name="T28">3. Explanation:</text:span></text:p>
      <text:list text:style-name="L16">
        <text:list-item>
          <text:p text:style-name="P16"><text:span text:style-name="T29">Firstly, I get the combinations_matrix which contains all the combinations.</text:span></text:p>
        </text:list-item>
        <text:list-item>
          <text:p text:style-name="P16"><text:span text:style-name="T29">After that we have to write another loop which is traversed through the range of between 2 and 13. </text:span></text:p>
        </text:list-item>
        <text:list-item>
          <text:p text:style-name="P16"><text:span text:style-name="T29">For each range of between 2 and 13, We have to traverse through the every combination in the combination_matrix.</text:span></text:p>
        </text:list-item>
        <text:list-item>
          <text:p text:style-name="P16"><text:span text:style-name="T29">If the sum of numbers in the combination is equal to the range of current loop. We will increase the count by 1.</text:span></text:p>
        </text:list-item>
        <text:list-item>
          <text:p text:style-name="P16"><text:span text:style-name="T29">After every loop we do the math formula to find the probability of the sum of occurences and print it </text:span></text:p>
        </text:list-item>
      </text:list>
      <text:p text:style-name="P17"><text:span text:style-name="T29"><text:tab/><text:tab/>Probability = count / Total_Combinations.</text:span></text:p>
      <text:p text:style-name="P17"><text:span text:style-name="T30"/></text:p>
      <text:p text:style-name="P17"><text:span text:style-name="T30"/></text:p>
      <text:p text:style-name="P18"><text:span text:style-name="T30"/></text:p>
      <text:p text:style-name="P18"><text:span text:style-name="T31">PART-B</text:span></text:p>
      <text:p text:style-name="P18"><text:span text:style-name="T32"/></text:p>
      <text:p text:style-name="P19"><text:span text:style-name="T33">1. Solution to the problem statement:</text:span></text:p>
      <text:list text:style-name="L20">
        <text:list-item>
          <text:p text:style-name="P20"><text:span text:style-name="T34">Firstly, We have to follow the above procedure i.e., third question in part-A and without printing the probabilities, we have to keep that key, value pairs in the dictionary named original_probabilities.</text:span></text:p>
        </text:list-item>
        <text:list-item>
          <text:p text:style-name="P20"><text:span text:style-name="T34">Next, We have to create a list named new_dice_A and append the random values to the list following the conditions.</text:span></text:p>
        </text:list-item>
      </text:list>
      <text:p text:style-name="P21"><text:span text:style-name="T34"><text:tab/><text:tab/>i. Spots on the faces must be less than or equal to 4.</text:span></text:p>
      <text:p text:style-name="P21"><text:span text:style-name="T34"><text:tab/><text:tab/>ii. Can have more than same number of faces. </text:span></text:p>
      <text:list text:style-name="L22">
        <text:list-item>
          <text:p text:style-name="P22"><text:span text:style-name="T34">After that based on the values of the new_dice_A, We have to find the values of new_dice_B by satisfying the original_probabilities.</text:span></text:p>
        </text:list-item>
      </text:list>
      <text:p text:style-name="P23"><text:span text:style-name="T35"/></text:p>
      <text:p text:style-name="P23"><text:span text:style-name="T36">2. Code and Output Screenshots:</text:span></text:p>
      <text:p text:style-name="P23"><draw:frame text:anchor-type="as-char" svg:width="152.40mm" svg:height="149.23mm" style:rel-width="scale" style:rel-height="scale"><draw:object-ole xlink:href="OleObj7"/><draw:image xlink:href="ObjectReplacements/OleObj7"/></draw:frame><text:span text:style-name="T37"/></text:p>
      <text:p text:style-name="P23"><text:span text:style-name="T37"/></text:p>
      <text:p text:style-name="P23"><draw:frame text:anchor-type="as-char" svg:width="152.40mm" svg:height="126.58mm" style:rel-width="scale" style:rel-height="scale"><draw:object-ole xlink:href="OleObj8"/><draw:image xlink:href="ObjectReplacements/OleObj8"/></draw:frame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8">3. Explanation:</text:span></text:p>
      <text:list text:style-name="L24">
        <text:list-item>
          <text:p text:style-name="P24"><text:span text:style-name="T39">Firstly, I get original_probabilities by copying the code in the part_A 3rd code. </text:span></text:p>
        </text:list-item>
        <text:list-item>
          <text:p text:style-name="P24"><text:span text:style-name="T39">By importing random module and by using, I get all the random values which are less than 4 and append it to the new_dice_A list.</text:span></text:p>
        </text:list-item>
        <text:list-item>
          <text:p text:style-name="P24"><text:span text:style-name="T39">Partially executed code.</text:span></text:p>
        </text:list-item>
      </text:list>
      <text:p text:style-name="P25"><draw:frame text:anchor-type="as-char" svg:width="152.40mm" svg:height="128.69mm" style:rel-width="scale" style:rel-height="scale"><draw:object-ole xlink:href="OleObj9"/><draw:image xlink:href="ObjectReplacements/OleObj9"/></draw:frame><text:span text:style-name="T40"/></text:p>
      <text:p text:style-name="P25"><draw:frame text:anchor-type="as-char" svg:width="152.40mm" svg:height="96.94mm" style:rel-width="scale" style:rel-height="scale"><draw:object-ole xlink:href="OleObj10"/><draw:image xlink:href="ObjectReplacements/OleObj10"/></draw:frame><text:span text:style-name="T40"/></text:p>
      <text:p text:style-name="P25"><text:span text:style-name="T40"/></text:p>
      <text:p text:style-name="P25"><text:span text:style-name="T41">Google collab link:</text:span></text:p>
      <text:p text:style-name="P25"><text:a xlink:href="https://colab.research.google.com/gist/ramyarayapusetty/c75df2ac7ba5dfc451f36a84559e5606/welcome-to-colaboratory.ipynb"><text:span text:style-name="T42">https://colab.research.google.com/gist/ramyarayapusetty/c75df2ac7ba5dfc451f36a84559e5606/welcome-to-colaboratory.ipynb</text:span></text:a><text:span text:style-name="T43"/></text:p>
      <text:p text:style-name="P25"><text:span text:style-name="T43"/></text:p>
      <text:p text:style-name="P25"><text:span text:style-name="T43"/></text:p>
      <text:p text:style-name="P26"><text:span text:style-name="T43"/></text:p>
      <text:p text:style-name="P26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